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 table:number-rows-repeated="2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-00-0000</text:date>, <text:time style:data-style-name="N2" text:time-value="16:14:16.083701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0-12T20:14:57.047598189</dc:date>
    <meta:editing-duration>P4DT17H33M37S</meta:editing-duration>
    <meta:editing-cycles>108</meta:editing-cycles>
    <meta:document-statistic meta:table-count="1" meta:cell-count="463" meta:object-count="0"/>
  </office:meta>
</office:document-meta>
</file>